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04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1.4cm" svg:x="6.2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7.7cm" svg:height="1.9cm" svg:x="6cm" svg:y="4.1cm">
          <text:p text:style-name="P1">Get temperatur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9.8cm" svg:y1="2.4cm" svg:x2="9.8cm" svg:y2="4.1cm">
          <text:p/>
        </draw:line>
        <draw:line draw:style-name="gr2" draw:text-style-name="P1" draw:layer="layout" svg:x1="9.7cm" svg:y1="5.9cm" svg:x2="9.7cm" svg:y2="7cm">
          <text:p/>
        </draw:line>
        <draw:line draw:style-name="gr2" draw:text-style-name="P1" draw:layer="layout" svg:x1="9.8cm" svg:y1="12.9cm" svg:x2="9.8cm" svg:y2="14cm">
          <text:p/>
        </draw:line>
        <draw:frame draw:style-name="standard" draw:layer="layout" svg:width="14.052cm" svg:height="4.859cm" svg:x="24.203cm" svg:y="3.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nput</text:p>
              </table:table-cell>
              <table:table-cell>
                <text:p>outcome</text:p>
              </table:table-cell>
            </table:table-row>
            <table:table-row table:style-name="ro1" table:default-cell-style-name="ce1">
              <table:table-cell>
                <text:p>10</text:p>
              </table:table-cell>
              <table:table-cell>
                <text:p>liquid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liquid</text:p>
              </table:table-cell>
            </table:table-row>
            <table:table-row table:style-name="ro1" table:default-cell-style-name="ce1">
              <table:table-cell>
                <text:p>100</text:p>
              </table:table-cell>
              <table:table-cell>
                <text:p>boiling</text:p>
              </table:table-cell>
            </table:table-row>
            <table:table-row table:style-name="ro1" table:default-cell-style-name="ce1">
              <table:table-cell>
                <text:p>red</text:p>
              </table:table-cell>
              <table:table-cell>
                <text:p>error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8.7cm" svg:height="6.1cm" svg:x="5.4cm" svg:y="6.8cm">
          <text:p text:style-name="P1">If temperature is greater</text:p>
          <text:p text:style-name="P1"><text:s/>than 10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0.1cm" svg:height="0.001cm" svg:x="17.4cm" svg:y="11.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9.4cm" svg:height="6.1cm" svg:x="5.1cm" svg:y="13.9cm">
          <text:p text:style-name="P1">elif temperature is greater</text:p>
          <text:p text:style-name="P1"><text:s/>than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6.9cm" svg:height="2.3cm" svg:x="14.6cm" svg:y="8.8cm">
          <text:p text:style-name="P1">Output boiling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draw:layer="layout" svg:width="6.9cm" svg:height="2.3cm" svg:x="14.8cm" svg:y="15.7cm">
          <text:p text:style-name="P1">Output liqui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4.2cm" svg:y1="9.9cm" svg:x2="15.4cm" svg:y2="10cm">
          <text:p/>
        </draw:line>
        <draw:custom-shape draw:style-name="gr1" draw:text-style-name="P1" draw:layer="layout" svg:width="4.1cm" svg:height="1.9cm" svg:x="7.8cm" svg:y="21.1cm">
          <text:p text:style-name="P1">els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9.8cm" svg:y1="20cm" svg:x2="9.8cm" svg:y2="21.1cm">
          <text:p/>
        </draw:line>
        <draw:custom-shape draw:style-name="gr1" draw:text-style-name="P1" draw:layer="layout" svg:width="6.9cm" svg:height="2.3cm" svg:x="12.6cm" svg:y="20.8cm">
          <text:p text:style-name="P1">Output froze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4.4cm" svg:y1="16.9cm" svg:x2="15.7cm" svg:y2="16.9cm">
          <text:p/>
        </draw:line>
        <draw:line draw:style-name="gr2" draw:text-style-name="P1" draw:layer="layout" svg:x1="11.9cm" svg:y1="22cm" svg:x2="13.2cm" svg:y2="22cm">
          <text:p/>
        </draw:line>
        <draw:custom-shape draw:style-name="gr1" draw:text-style-name="P1" draw:layer="layout" svg:width="5.8cm" svg:height="2.2cm" svg:x="7.2cm" svg:y="25.5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9.7cm" svg:y1="23cm" svg:x2="10.1cm" svg:y2="25.6cm">
          <text:p/>
        </draw:line>
        <draw:line draw:style-name="gr2" draw:text-style-name="P1" draw:layer="layout" svg:x1="23cm" svg:y1="9.7cm" svg:x2="22.5cm" svg:y2="26.8cm">
          <text:p/>
        </draw:line>
        <draw:line draw:style-name="gr2" draw:text-style-name="P1" draw:layer="layout" svg:x1="22.5cm" svg:y1="26.6cm" svg:x2="13cm" svg:y2="26.6cm">
          <text:p/>
        </draw:line>
        <draw:line draw:style-name="gr2" draw:text-style-name="P1" draw:layer="layout" svg:x1="18.8cm" svg:y1="22cm" svg:x2="22.7cm" svg:y2="21.8cm">
          <text:p/>
        </draw:line>
        <draw:line draw:style-name="gr2" draw:text-style-name="P1" draw:layer="layout" svg:x1="21cm" svg:y1="16.9cm" svg:x2="22.7cm" svg:y2="17.2cm">
          <text:p/>
        </draw:line>
        <draw:line draw:style-name="gr2" draw:text-style-name="P1" draw:layer="layout" svg:x1="20.8cm" svg:y1="9.8cm" svg:x2="23.1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6T14:27:31.728000000</meta:creation-date>
    <dc:date>2014-09-30T12:12:23.737000000</dc:date>
    <meta:editing-duration>P0D</meta:editing-duration>
    <meta:editing-cycles>2</meta:editing-cycles>
    <meta:generator>LibreOffice/4.2.5.2$Windows_x86 LibreOffice_project/61cb170a04bb1f12e77c884eab9192be736ec5f5</meta:generator>
    <meta:document-statistic meta:object-count="24"/>
  </office:meta>
</office:document-meta>
</file>